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iaz, Obeles, Sy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ENGG 151.01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se 4 Calculation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21" calcext:value-type="float">
            <text:p>-21</text:p>
          </table:table-cell>
          <table:table-cell table:number-columns-repeated="2"/>
          <table:table-cell table:formula="of:=SUMPRODUCT([.D10:.D17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float" office:value="-20" calcext:value-type="float">
            <text:p>-20</text:p>
          </table:table-cell>
          <table:table-cell table:number-columns-repeated="2"/>
          <table:table-cell table:formula="of:=SUMPRODUCT([.D11:.D18];[.$E$31:.$E$38])" office:value-type="float" office:value="1.71428571428571" calcext:value-type="float">
            <text:p>1.71428571428571</text:p>
          </table:table-cell>
          <table:table-cell table:formula="of:=[.I8]/[.$H$40]" office:value-type="float" office:value="0.0320201576975303" calcext:value-type="float">
            <text:p>0.0320201576975303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9" calcext:value-type="float">
            <text:p>-19</text:p>
          </table:table-cell>
          <table:table-cell table:number-columns-repeated="2"/>
          <table:table-cell table:formula="of:=SUMPRODUCT([.D12:.D19];[.$E$31:.$E$38])" office:value-type="float" office:value="-11.5714285714286" calcext:value-type="float">
            <text:p>-11.5714285714286</text:p>
          </table:table-cell>
          <table:table-cell table:formula="of:=[.I9]/[.$H$40]" office:value-type="float" office:value="-0.21613606445833" calcext:value-type="float">
            <text:p>-0.21613606445833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8" calcext:value-type="float">
            <text:p>-18</text:p>
          </table:table-cell>
          <table:table-cell table:number-columns-repeated="2"/>
          <table:table-cell table:formula="of:=SUMPRODUCT([.D13:.D20];[.$E$31:.$E$38])" office:value-type="float" office:value="13.4285714285714" calcext:value-type="float">
            <text:p>13.4285714285714</text:p>
          </table:table-cell>
          <table:table-cell table:formula="of:=[.I10]/[.$H$40]" office:value-type="float" office:value="0.250824568630654" calcext:value-type="float">
            <text:p>0.250824568630654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7" calcext:value-type="float">
            <text:p>-17</text:p>
          </table:table-cell>
          <table:table-cell table:number-columns-repeated="2"/>
          <table:table-cell table:formula="of:=SUMPRODUCT([.D14:.D21];[.$E$31:.$E$38])" office:value-type="float" office:value="18.7142857142857" calcext:value-type="float">
            <text:p>18.7142857142857</text:p>
          </table:table-cell>
          <table:table-cell table:formula="of:=[.I11]/[.$H$40]" office:value-type="float" office:value="0.349553388198039" calcext:value-type="float">
            <text:p>0.349553388198039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6" calcext:value-type="float">
            <text:p>-16</text:p>
          </table:table-cell>
          <table:table-cell table:number-columns-repeated="2"/>
          <table:table-cell table:formula="of:=SUMPRODUCT([.D15:.D22];[.$E$31:.$E$38])" office:value-type="float" office:value="-27.5714285714286" calcext:value-type="float">
            <text:p>-27.5714285714286</text:p>
          </table:table-cell>
          <table:table-cell table:formula="of:=[.I12]/[.$H$40]" office:value-type="float" office:value="-0.514990869635279" calcext:value-type="float">
            <text:p>-0.514990869635279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5" calcext:value-type="float">
            <text:p>-15</text:p>
          </table:table-cell>
          <table:table-cell table:number-columns-repeated="2"/>
          <table:table-cell table:formula="of:=SUMPRODUCT([.D16:.D23];[.$E$31:.$E$38])" office:value-type="float" office:value="15.8571428571429" calcext:value-type="float">
            <text:p>15.8571428571429</text:p>
          </table:table-cell>
          <table:table-cell table:formula="of:=[.I13]/[.$H$40]" office:value-type="float" office:value="0.296186458702155" calcext:value-type="float">
            <text:p>0.296186458702155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4" calcext:value-type="float">
            <text:p>-14</text:p>
          </table:table-cell>
          <table:table-cell table:number-columns-repeated="2"/>
          <table:table-cell table:formula="of:=SUMPRODUCT([.D17:.D24];[.$E$31:.$E$38])" office:value-type="float" office:value="-11" calcext:value-type="float">
            <text:p>-11</text:p>
          </table:table-cell>
          <table:table-cell table:formula="of:=[.I14]/[.$H$40]" office:value-type="float" office:value="-0.205462678559153" calcext:value-type="float">
            <text:p>-0.205462678559153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3" calcext:value-type="float">
            <text:p>-13</text:p>
          </table:table-cell>
          <table:table-cell table:number-columns-repeated="2"/>
          <table:table-cell table:formula="of:=SUMPRODUCT([.D18:.D25];[.$E$31:.$E$38])" office:value-type="float" office:value="2.28571428571429" calcext:value-type="float">
            <text:p>2.28571428571429</text:p>
          </table:table-cell>
          <table:table-cell table:formula="of:=[.I15]/[.$H$40]" office:value-type="float" office:value="0.0426935435967071" calcext:value-type="float">
            <text:p>0.0426935435967071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2" calcext:value-type="float">
            <text:p>-12</text:p>
          </table:table-cell>
          <table:table-cell table:number-columns-repeated="2"/>
          <table:table-cell table:formula="of:=SUMPRODUCT([.D19:.D26];[.$E$31:.$E$38])" office:value-type="float" office:value="5.57142857142857" calcext:value-type="float">
            <text:p>5.57142857142857</text:p>
          </table:table-cell>
          <table:table-cell table:formula="of:=[.I16]/[.$H$40]" office:value-type="float" office:value="0.104065512516974" calcext:value-type="float">
            <text:p>0.104065512516974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float" office:value="-11" calcext:value-type="float">
            <text:p>-11</text:p>
          </table:table-cell>
          <table:table-cell table:number-columns-repeated="2"/>
          <table:table-cell table:formula="of:=SUMPRODUCT([.D20:.D27];[.$E$31:.$E$38])" office:value-type="float" office:value="-26.4285714285714" calcext:value-type="float">
            <text:p>-26.4285714285714</text:p>
          </table:table-cell>
          <table:table-cell table:formula="of:=[.I17]/[.$H$40]" office:value-type="float" office:value="-0.493644097836926" calcext:value-type="float">
            <text:p>-0.49364409783692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-[.$B$40]" office:value-type="float" office:value="0.428571428571429" calcext:value-type="float">
            <text:p>0.428571428571429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table:formula="of:=SUMPRODUCT([.D21:.D28];[.$E$31:.$E$38])" office:value-type="float" office:value="15.2857142857143" calcext:value-type="float">
            <text:p>15.2857142857143</text:p>
          </table:table-cell>
          <table:table-cell table:formula="of:=[.I18]/[.$H$40]" office:value-type="float" office:value="0.285513072802979" calcext:value-type="float">
            <text:p>0.28551307280297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9]-[.$B$40]" office:value-type="float" office:value="-2.57142857142857" calcext:value-type="float">
            <text:p>-2.57142857142857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  <table:table-cell table:formula="of:=SUMPRODUCT([.D22:.D29];[.$E$31:.$E$38])" office:value-type="float" office:value="-5.42857142857143" calcext:value-type="float">
            <text:p>-5.42857142857143</text:p>
          </table:table-cell>
          <table:table-cell table:formula="of:=[.I19]/[.$H$40]" office:value-type="float" office:value="-0.101397166042179" calcext:value-type="float">
            <text:p>-0.10139716604217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0]-[.$B$40]" office:value-type="float" office:value="1.42857142857143" calcext:value-type="float">
            <text:p>1.42857142857143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  <table:table-cell table:formula="of:=SUMPRODUCT([.D23:.D30];[.$E$31:.$E$38])" office:value-type="float" office:value="9.14285714285714" calcext:value-type="float">
            <text:p>9.14285714285714</text:p>
          </table:table-cell>
          <table:table-cell table:formula="of:=[.I20]/[.$H$40]" office:value-type="float" office:value="0.170774174386828" calcext:value-type="float">
            <text:p>0.17077417438682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1]-[.$B$40]" office:value-type="float" office:value="5.42857142857143" calcext:value-type="float">
            <text:p>5.42857142857143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  <table:table-cell table:formula="of:=SUMPRODUCT([.D24:.D31];[.$E$31:.$E$38])" office:value-type="float" office:value="0" calcext:value-type="float">
            <text:p>0</text:p>
          </table:table-cell>
          <table:table-cell table:formula="of:=[.I21]/[.$H$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-[.$B$40]" office:value-type="float" office:value="-0.571428571428571" calcext:value-type="float">
            <text:p>-0.571428571428571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table:formula="of:=SUMPRODUCT([.E18:.E25];[.$E$31:.$E$38])" office:value-type="float" office:value="0" calcext:value-type="float">
            <text:p>0</text:p>
          </table:table-cell>
          <table:table-cell table:formula="of:=SUMPRODUCT([.D25:.D32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-[.$B$40]" office:value-type="float" office:value="0.428571428571429" calcext:value-type="float">
            <text:p>0.428571428571429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table:formula="of:=SUMPRODUCT([.E19:.E26];[.$E$31:.$E$38])" office:value-type="float" office:value="0" calcext:value-type="float">
            <text:p>0</text:p>
          </table:table-cell>
          <table:table-cell table:formula="of:=SUMPRODUCT([.D26:.D33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B24]-[.$B$40]" office:value-type="float" office:value="-4.57142857142857" calcext:value-type="float">
            <text:p>-4.57142857142857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formula="of:=SUMPRODUCT([.E20:.E27];[.$E$31:.$E$38])" office:value-type="float" office:value="0" calcext:value-type="float">
            <text:p>0</text:p>
          </table:table-cell>
          <table:table-cell table:formula="of:=SUMPRODUCT([.D27:.D34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table:formula="of:=SUMPRODUCT([.E21:.E28];[.$E$31:.$E$38])" office:value-type="float" office:value="0" calcext:value-type="float">
            <text:p>0</text:p>
          </table:table-cell>
          <table:table-cell table:formula="of:=SUMPRODUCT([.D28:.D35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table:formula="of:=SUMPRODUCT([.E22:.E29];[.$E$31:.$E$38])" office:value-type="float" office:value="0" calcext:value-type="float">
            <text:p>0</text:p>
          </table:table-cell>
          <table:table-cell table:formula="of:=SUMPRODUCT([.D29:.D36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table:formula="of:=SUMPRODUCT([.E23:.E30];[.$E$31:.$E$38])" office:value-type="float" office:value="0" calcext:value-type="float">
            <text:p>0</text:p>
          </table:table-cell>
          <table:table-cell table:formula="of:=SUMPRODUCT([.D30:.D37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SUMPRODUCT([.D18:.D24];[.$D$18:.$D$24])" office:value-type="float" office:value="59.7142857142857" calcext:value-type="float">
            <text:p>59.7142857142857</text:p>
          </table:table-cell>
          <table:table-cell table:formula="of:=SUMPRODUCT([.E31:.E38];[.$E$31:.$E$38])" office:value-type="float" office:value="48" calcext:value-type="float">
            <text:p>48</text:p>
          </table:table-cell>
          <table:table-cell table:formula="of:=SUMPRODUCT([.D31:.D38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PRODUCT([.D25:.D32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SUMPRODUCT([.D26:.D33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31]-[.$C$4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PRODUCT([.D27:.D34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C32]-[.$C$40]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PRODUCT([.D28:.D35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33]-[.$C$4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PRODUCT([.D29:.D36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C34]-[.$C$40]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SUMPRODUCT([.D30:.D37];[.$E$31:.$E$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35]-[.$C$40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36]-[.$C$4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C37]-[.$C$40]"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38]-[.$C$40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formula="of:=AVERAGE([.B18:.B24])" office:value-type="float" office:value="1.57142857142857" calcext:value-type="float">
            <text:p>1.57142857142857</text:p>
          </table:table-cell>
          <table:table-cell table:formula="of:=AVERAGE([.C31:.C38])" office:value-type="float" office:value="1" calcext:value-type="float">
            <text:p>1</text:p>
          </table:table-cell>
          <table:table-cell table:formula="of:=AVERAGE([.D18:.D24])" office:value-type="float" office:value="0" calcext:value-type="float">
            <text:p>0</text:p>
          </table:table-cell>
          <table:table-cell table:formula="of:=AVERAGE([.E31:.E38])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Normalization Coefficient</text:p>
          </table:table-cell>
          <table:table-cell table:formula="of:=SQRT([.G28]*[.H28])" office:value-type="float" office:value="53.5377036702707" calcext:value-type="float">
            <text:p>53.53770367027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58:38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09:58:43.587000000</dc:date>
    <meta:editing-duration>PT2H25M32S</meta:editing-duration>
    <meta:editing-cycles>18</meta:editing-cycles>
    <meta:generator>LibreOffice/7.3.0.3$Windows_X86_64 LibreOffice_project/0f246aa12d0eee4a0f7adcefbf7c878fc2238db3</meta:generator>
    <meta:document-statistic meta:table-count="1" meta:cell-count="154" meta:object-count="0"/>
  </office:meta>
</office:document-meta>
</file>